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7cm" fo:min-width="0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idosryhmäkaavio</text:p>
          </draw:text-box>
        </draw:frame>
        <draw:frame presentation:style-name="pr2" draw:layer="layout" svg:width="24.639cm" svg:height="12.178cm" svg:x="1.4cm" svg:y="4.914cm" presentation:class="subtitle" presentation:placeholder="true" presentation:user-transformed="true">
          <draw:text-box/>
        </draw:frame>
        <draw:custom-shape draw:style-name="gr1" draw:text-style-name="P1" draw:layer="layout" svg:width="6.858cm" svg:height="4.064cm" svg:x="10.16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8.636cm" svg:height="0.962cm" svg:x="9.652cm" svg:y="5.334cm">
          <draw:text-box>
            <text:p>Rekisteröitynyt käyttäjä</text:p>
          </draw:text-box>
        </draw:frame>
        <draw:frame draw:style-name="gr3" draw:layer="layout" svg:width="2.792cm" svg:height="0.962cm" svg:x="10.414cm" svg:y="16.002cm">
          <draw:text-box>
            <text:p>Käyttäjä</text:p>
          </draw:text-box>
        </draw:frame>
        <draw:frame draw:style-name="gr4" draw:text-style-name="P2" draw:layer="layout" svg:width="3.656cm" svg:height="1.153cm" svg:x="8.79cm" svg:y="14.478cm">
          <draw:text-box>
            <text:p text:style-name="P2">Kulutustietojan haku</text:p>
          </draw:text-box>
        </draw:frame>
        <draw:frame draw:style-name="gr3" draw:text-style-name="P2" draw:layer="layout" svg:width="2.835cm" svg:height="0.645cm" svg:x="6.563cm" svg:y="7.874cm">
          <draw:text-box>
            <text:p text:style-name="P2">Kirjaantuminen</text:p>
          </draw:text-box>
        </draw:frame>
        <draw:frame draw:style-name="gr5" draw:text-style-name="P2" draw:layer="layout" svg:width="3.567cm" svg:height="1.407cm" svg:x="9.652cm" svg:y="7.229cm">
          <draw:text-box>
            <text:p text:style-name="P2">Harjoituksien syöttö</text:p>
          </draw:text-box>
        </draw:frame>
        <draw:frame draw:style-name="gr3" draw:text-style-name="P2" draw:layer="layout" svg:width="2.979cm" svg:height="0.645cm" svg:x="13.277cm" svg:y="7.874cm">
          <draw:text-box>
            <text:p text:style-name="P2">Raporttien haku</text:p>
          </draw:text-box>
        </draw:frame>
        <draw:frame draw:style-name="gr3" draw:text-style-name="P2" draw:layer="layout" svg:width="3.004cm" svg:height="0.645cm" svg:x="15.538cm" svg:y="6.858cm">
          <draw:text-box>
            <text:p text:style-name="P2">Tietojen päivitys</text:p>
          </draw:text-box>
        </draw:frame>
        <draw:line draw:style-name="gr6" draw:text-style-name="P3" draw:layer="layout" svg:x1="10.16cm" svg:y1="6.096cm" svg:x2="8.128cm" svg:y2="8.519cm">
          <text:p/>
        </draw:line>
        <draw:line draw:style-name="gr6" draw:text-style-name="P3" draw:layer="layout" svg:x1="11.43cm" svg:y1="6.096cm" svg:x2="11.43cm" svg:y2="7.874cm">
          <text:p/>
        </draw:line>
        <draw:line draw:style-name="gr6" draw:text-style-name="P3" draw:layer="layout" svg:x1="16.002cm" svg:y1="6.096cm" svg:x2="18.034cm" svg:y2="8.382cm">
          <text:p/>
        </draw:line>
        <draw:line draw:style-name="gr7" draw:text-style-name="P3" draw:layer="layout" svg:x1="14.224cm" svg:y1="6.096cm" svg:x2="14.224cm" svg:y2="9.652cm">
          <text:p/>
        </draw:line>
        <draw:line draw:style-name="gr7" draw:text-style-name="P3" draw:layer="layout" svg:x1="11.43cm" svg:y1="7.874cm" svg:x2="11.938cm" svg:y2="9.906cm">
          <text:p/>
        </draw:line>
        <draw:line draw:style-name="gr7" draw:text-style-name="P3" draw:layer="layout" svg:x1="8.128cm" svg:y1="8.519cm" svg:x2="10.922cm" svg:y2="10.668cm">
          <text:p/>
        </draw:line>
        <draw:line draw:style-name="gr7" draw:text-style-name="P3" draw:layer="layout" svg:x1="18.034cm" svg:y1="8.382cm" svg:x2="16.51cm" svg:y2="10.668cm">
          <text:p/>
        </draw:line>
        <draw:frame draw:style-name="gr3" draw:text-style-name="P2" draw:layer="layout" svg:width="5.053cm" svg:height="0.645cm" svg:x="13.489cm" svg:y="14.732cm">
          <draw:text-box>
            <text:p text:style-name="P2">Käyttäjäksi rekisteröytyminen</text:p>
          </draw:text-box>
        </draw:frame>
        <draw:line draw:style-name="gr7" draw:text-style-name="P3" draw:layer="layout" svg:x1="10.668cm" svg:y1="16.51cm" svg:x2="11.684cm" svg:y2="13.462cm">
          <text:p/>
        </draw:line>
        <draw:line draw:style-name="gr7" draw:text-style-name="P3" draw:layer="layout" svg:x1="12.954cm" svg:y1="16.256cm" svg:x2="15.24cm" svg:y2="13.462cm">
          <text:p/>
        </draw:lin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4-29T14:14:49</meta:creation-date>
    <dc:date>2013-04-29T14:25:09</dc:date>
    <meta:editing-duration>P0D</meta:editing-duration>
    <meta:editing-cycles>1</meta:editing-cycles>
    <meta:document-statistic meta:object-count="43"/>
    <meta:generator>LibreOffice/3.5$Linux_x86 LibreOffice_project/350m1$Build-2</meta:generator>
  </office:meta>
</office:document-meta>
</file>